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angall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enable</text:p>
          </table:table-cell>
          <table:table-cell office:value-type="string">
            <text:p>code2</text:p>
          </table:table-cell>
          <table:table-cell office:value-type="string">
            <text:p>code3</text:p>
          </table:table-cell>
          <table:table-cell office:value-type="string">
            <text:p>langen</text:p>
          </table:table-cell>
          <table:table-cell office:value-type="string">
            <text:p>lang</text:p>
          </table:table-cell>
          <table:table-cell office:value-type="string">
            <text:p>alig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a</text:p>
          </table:table-cell>
          <table:table-cell office:value-type="string">
            <text:p>aar</text:p>
          </table:table-cell>
          <table:table-cell office:value-type="string">
            <text:p>Afar</text:p>
          </table:table-cell>
          <table:table-cell office:value-type="string">
            <text:p>Afaraf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</text:p>
          </table:table-cell>
          <table:table-cell office:value-type="string">
            <text:p>abk</text:p>
          </table:table-cell>
          <table:table-cell office:value-type="string">
            <text:p>Abkhaz</text:p>
          </table:table-cell>
          <table:table-cell office:value-type="string">
            <text:p>аҧсуа бызшәа, аҧсшәа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e</text:p>
          </table:table-cell>
          <table:table-cell office:value-type="string">
            <text:p>ave</text:p>
          </table:table-cell>
          <table:table-cell office:value-type="string">
            <text:p>Avestan</text:p>
          </table:table-cell>
          <table:table-cell office:value-type="string">
            <text:p>avest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f</text:p>
          </table:table-cell>
          <table:table-cell office:value-type="string">
            <text:p>afr</text:p>
          </table:table-cell>
          <table:table-cell office:value-type="string">
            <text:p>Afrikaans</text:p>
          </table:table-cell>
          <table:table-cell office:value-type="string">
            <text:p>Afrikaans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k</text:p>
          </table:table-cell>
          <table:table-cell office:value-type="string">
            <text:p>aka</text:p>
          </table:table-cell>
          <table:table-cell office:value-type="string">
            <text:p>Akan</text:p>
          </table:table-cell>
          <table:table-cell office:value-type="string">
            <text:p>Akan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</text:p>
          </table:table-cell>
          <table:table-cell office:value-type="string">
            <text:p>amh</text:p>
          </table:table-cell>
          <table:table-cell office:value-type="string">
            <text:p>Amharic</text:p>
          </table:table-cell>
          <table:table-cell office:value-type="string">
            <text:p>አማርኛ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</text:p>
          </table:table-cell>
          <table:table-cell office:value-type="string">
            <text:p>arg</text:p>
          </table:table-cell>
          <table:table-cell office:value-type="string">
            <text:p>Aragonese</text:p>
          </table:table-cell>
          <table:table-cell office:value-type="string">
            <text:p>aragonés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</text:p>
          </table:table-cell>
          <table:table-cell office:value-type="string">
            <text:p>Arabic</text:p>
          </table:table-cell>
          <table:table-cell office:value-type="string">
            <text:p>العربية 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</text:p>
          </table:table-cell>
          <table:table-cell office:value-type="string">
            <text:p>asm</text:p>
          </table:table-cell>
          <table:table-cell office:value-type="string">
            <text:p>Assamese</text:p>
          </table:table-cell>
          <table:table-cell office:value-type="string">
            <text:p>অসমীয়া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v</text:p>
          </table:table-cell>
          <table:table-cell office:value-type="string">
            <text:p>ava</text:p>
          </table:table-cell>
          <table:table-cell office:value-type="string">
            <text:p>Avaric</text:p>
          </table:table-cell>
          <table:table-cell office:value-type="string">
            <text:p>авар мацӀ, магӀарул мацӀ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y</text:p>
          </table:table-cell>
          <table:table-cell office:value-type="string">
            <text:p>aym</text:p>
          </table:table-cell>
          <table:table-cell office:value-type="string">
            <text:p>Aymara</text:p>
          </table:table-cell>
          <table:table-cell office:value-type="string">
            <text:p>aymar aru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</text:p>
          </table:table-cell>
          <table:table-cell office:value-type="string">
            <text:p>aze</text:p>
          </table:table-cell>
          <table:table-cell office:value-type="string">
            <text:p>Azerbaijani</text:p>
          </table:table-cell>
          <table:table-cell office:value-type="string">
            <text:p>azərbaycan dili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z</text:p>
          </table:table-cell>
          <table:table-cell office:value-type="string">
            <text:p>azb</text:p>
          </table:table-cell>
          <table:table-cell office:value-type="string">
            <text:p>South Azerbaijani</text:p>
          </table:table-cell>
          <table:table-cell office:value-type="string">
            <text:p>تورکجه‎ 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</text:p>
          </table:table-cell>
          <table:table-cell office:value-type="string">
            <text:p>bak</text:p>
          </table:table-cell>
          <table:table-cell office:value-type="string">
            <text:p>Bashkir</text:p>
          </table:table-cell>
          <table:table-cell office:value-type="string">
            <text:p>башҡорт теле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</text:p>
          </table:table-cell>
          <table:table-cell office:value-type="string">
            <text:p>bel</text:p>
          </table:table-cell>
          <table:table-cell office:value-type="string">
            <text:p>Belarusian</text:p>
          </table:table-cell>
          <table:table-cell office:value-type="string">
            <text:p>беларуская мова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g</text:p>
          </table:table-cell>
          <table:table-cell office:value-type="string">
            <text:p>bul</text:p>
          </table:table-cell>
          <table:table-cell office:value-type="string">
            <text:p>Bulgarian</text:p>
          </table:table-cell>
          <table:table-cell office:value-type="string">
            <text:p>български език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h</text:p>
          </table:table-cell>
          <table:table-cell office:value-type="string">
            <text:p>bih</text:p>
          </table:table-cell>
          <table:table-cell office:value-type="string">
            <text:p>Bihari</text:p>
          </table:table-cell>
          <table:table-cell office:value-type="string">
            <text:p>भोजपुरी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i</text:p>
          </table:table-cell>
          <table:table-cell office:value-type="string">
            <text:p>bis</text:p>
          </table:table-cell>
          <table:table-cell office:value-type="string">
            <text:p>Bislama</text:p>
          </table:table-cell>
          <table:table-cell office:value-type="string">
            <text:p>Bislam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m</text:p>
          </table:table-cell>
          <table:table-cell office:value-type="string">
            <text:p>bam</text:p>
          </table:table-cell>
          <table:table-cell office:value-type="string">
            <text:p>Bambara</text:p>
          </table:table-cell>
          <table:table-cell office:value-type="string">
            <text:p>bamanankan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n</text:p>
          </table:table-cell>
          <table:table-cell office:value-type="string">
            <text:p>ben</text:p>
          </table:table-cell>
          <table:table-cell office:value-type="string">
            <text:p>Bengali; Bangla</text:p>
          </table:table-cell>
          <table:table-cell office:value-type="string">
            <text:p>বাংলা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</text:p>
          </table:table-cell>
          <table:table-cell office:value-type="string">
            <text:p>bod</text:p>
          </table:table-cell>
          <table:table-cell office:value-type="string">
            <text:p>Tibetan Standard, Tibetan, Central</text:p>
          </table:table-cell>
          <table:table-cell office:value-type="string">
            <text:p>Tibeta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r</text:p>
          </table:table-cell>
          <table:table-cell office:value-type="string">
            <text:p>bre</text:p>
          </table:table-cell>
          <table:table-cell office:value-type="string">
            <text:p>Breton</text:p>
          </table:table-cell>
          <table:table-cell office:value-type="string">
            <text:p>brezhoneg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s</text:p>
          </table:table-cell>
          <table:table-cell office:value-type="string">
            <text:p>bos</text:p>
          </table:table-cell>
          <table:table-cell office:value-type="string">
            <text:p>Bosnian</text:p>
          </table:table-cell>
          <table:table-cell office:value-type="string">
            <text:p>bosanski jezik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</text:p>
          </table:table-cell>
          <table:table-cell office:value-type="string">
            <text:p>cat</text:p>
          </table:table-cell>
          <table:table-cell office:value-type="string">
            <text:p>Catalan; Valencian</text:p>
          </table:table-cell>
          <table:table-cell office:value-type="string">
            <text:p>català, valencià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</text:p>
          </table:table-cell>
          <table:table-cell office:value-type="string">
            <text:p>che</text:p>
          </table:table-cell>
          <table:table-cell office:value-type="string">
            <text:p>Chechen</text:p>
          </table:table-cell>
          <table:table-cell office:value-type="string">
            <text:p>нохчийн мотт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</text:p>
          </table:table-cell>
          <table:table-cell office:value-type="string">
            <text:p>cha</text:p>
          </table:table-cell>
          <table:table-cell office:value-type="string">
            <text:p>Chamorro</text:p>
          </table:table-cell>
          <table:table-cell office:value-type="string">
            <text:p>Chamoru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</text:p>
          </table:table-cell>
          <table:table-cell office:value-type="string">
            <text:p>cos</text:p>
          </table:table-cell>
          <table:table-cell office:value-type="string">
            <text:p>Corsican</text:p>
          </table:table-cell>
          <table:table-cell office:value-type="string">
            <text:p>corsu, lingua corsa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</text:p>
          </table:table-cell>
          <table:table-cell office:value-type="string">
            <text:p>cre</text:p>
          </table:table-cell>
          <table:table-cell office:value-type="string">
            <text:p>Cree</text:p>
          </table:table-cell>
          <table:table-cell office:value-type="string">
            <text:p>ᓀᐦᐃᔭᐍᐏᐣ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s</text:p>
          </table:table-cell>
          <table:table-cell office:value-type="string">
            <text:p>ces</text:p>
          </table:table-cell>
          <table:table-cell office:value-type="string">
            <text:p>Czech</text:p>
          </table:table-cell>
          <table:table-cell office:value-type="string">
            <text:p>čeština, český jazyk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</text:p>
          </table:table-cell>
          <table:table-cell office:value-type="string">
            <text:p>chu</text:p>
          </table:table-cell>
          <table:table-cell office:value-type="string">
            <text:p>Old Church Slavonic, Church Slavonic, Old Bul</text:p>
          </table:table-cell>
          <table:table-cell office:value-type="string">
            <text:p>ѩзыкъ словѣньскъ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v</text:p>
          </table:table-cell>
          <table:table-cell office:value-type="string">
            <text:p>chv</text:p>
          </table:table-cell>
          <table:table-cell office:value-type="string">
            <text:p>Chuvash</text:p>
          </table:table-cell>
          <table:table-cell office:value-type="string">
            <text:p>чӑваш чӗлхи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y</text:p>
          </table:table-cell>
          <table:table-cell office:value-type="string">
            <text:p>cym</text:p>
          </table:table-cell>
          <table:table-cell office:value-type="string">
            <text:p>Welsh</text:p>
          </table:table-cell>
          <table:table-cell office:value-type="string">
            <text:p>Cymraeg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</text:p>
          </table:table-cell>
          <table:table-cell office:value-type="string">
            <text:p>dan</text:p>
          </table:table-cell>
          <table:table-cell office:value-type="string">
            <text:p>Danish</text:p>
          </table:table-cell>
          <table:table-cell office:value-type="string">
            <text:p>dansk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</text:p>
          </table:table-cell>
          <table:table-cell office:value-type="string">
            <text:p>deu</text:p>
          </table:table-cell>
          <table:table-cell office:value-type="string">
            <text:p>German</text:p>
          </table:table-cell>
          <table:table-cell office:value-type="string">
            <text:p>Deutsch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v</text:p>
          </table:table-cell>
          <table:table-cell office:value-type="string">
            <text:p>div</text:p>
          </table:table-cell>
          <table:table-cell office:value-type="string">
            <text:p>Divehi; Dhivehi; Maldivian;</text:p>
          </table:table-cell>
          <table:table-cell office:value-type="string">
            <text:p>ދިވެހި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z</text:p>
          </table:table-cell>
          <table:table-cell office:value-type="string">
            <text:p>dzo</text:p>
          </table:table-cell>
          <table:table-cell office:value-type="string">
            <text:p>Dzongkha</text:p>
          </table:table-cell>
          <table:table-cell office:value-type="string">
            <text:p>NUL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e</text:p>
          </table:table-cell>
          <table:table-cell office:value-type="string">
            <text:p>ewe</text:p>
          </table:table-cell>
          <table:table-cell office:value-type="string">
            <text:p>Ewe</text:p>
          </table:table-cell>
          <table:table-cell office:value-type="string">
            <text:p>Eʋegbe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l</text:p>
          </table:table-cell>
          <table:table-cell office:value-type="string">
            <text:p>ell</text:p>
          </table:table-cell>
          <table:table-cell office:value-type="string">
            <text:p>Greek, Modern</text:p>
          </table:table-cell>
          <table:table-cell office:value-type="string">
            <text:p>,ελληνικά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</text:p>
          </table:table-cell>
          <table:table-cell office:value-type="string">
            <text:p>eng</text:p>
          </table:table-cell>
          <table:table-cell office:value-type="string">
            <text:p>English</text:p>
          </table:table-cell>
          <table:table-cell office:value-type="string">
            <text:p>English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o</text:p>
          </table:table-cell>
          <table:table-cell office:value-type="string">
            <text:p>epo</text:p>
          </table:table-cell>
          <table:table-cell office:value-type="string">
            <text:p>Esperanto</text:p>
          </table:table-cell>
          <table:table-cell office:value-type="string">
            <text:p>Esperant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</text:p>
          </table:table-cell>
          <table:table-cell office:value-type="string">
            <text:p>spa</text:p>
          </table:table-cell>
          <table:table-cell office:value-type="string">
            <text:p>Spanish; Castilian</text:p>
          </table:table-cell>
          <table:table-cell office:value-type="string">
            <text:p>español, castellano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t</text:p>
          </table:table-cell>
          <table:table-cell office:value-type="string">
            <text:p>est</text:p>
          </table:table-cell>
          <table:table-cell office:value-type="string">
            <text:p>Estonian</text:p>
          </table:table-cell>
          <table:table-cell office:value-type="string">
            <text:p>eesti, eesti keel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u</text:p>
          </table:table-cell>
          <table:table-cell office:value-type="string">
            <text:p>eus</text:p>
          </table:table-cell>
          <table:table-cell office:value-type="string">
            <text:p>Basque</text:p>
          </table:table-cell>
          <table:table-cell office:value-type="string">
            <text:p>euskara, euskera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</text:p>
          </table:table-cell>
          <table:table-cell office:value-type="string">
            <text:p>fas</text:p>
          </table:table-cell>
          <table:table-cell office:value-type="string">
            <text:p>Persian (Farsi)</text:p>
          </table:table-cell>
          <table:table-cell office:value-type="string">
            <text:p>فارسی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f</text:p>
          </table:table-cell>
          <table:table-cell office:value-type="string">
            <text:p>ful</text:p>
          </table:table-cell>
          <table:table-cell office:value-type="string">
            <text:p>Fula; Fulah; Pulaar; Pular</text:p>
          </table:table-cell>
          <table:table-cell office:value-type="string">
            <text:p>Fulfulde, Pulaar, Pular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fin</text:p>
          </table:table-cell>
          <table:table-cell office:value-type="string">
            <text:p>Finnish</text:p>
          </table:table-cell>
          <table:table-cell office:value-type="string">
            <text:p>suomi, suomen kieli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j</text:p>
          </table:table-cell>
          <table:table-cell office:value-type="string">
            <text:p>fij</text:p>
          </table:table-cell>
          <table:table-cell office:value-type="string">
            <text:p>Fijian</text:p>
          </table:table-cell>
          <table:table-cell office:value-type="string">
            <text:p>vosa Vakaviti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</text:p>
          </table:table-cell>
          <table:table-cell office:value-type="string">
            <text:p>fao</text:p>
          </table:table-cell>
          <table:table-cell office:value-type="string">
            <text:p>Faroese</text:p>
          </table:table-cell>
          <table:table-cell office:value-type="string">
            <text:p>føroyskt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</text:p>
          </table:table-cell>
          <table:table-cell office:value-type="string">
            <text:p>fra</text:p>
          </table:table-cell>
          <table:table-cell office:value-type="string">
            <text:p>French</text:p>
          </table:table-cell>
          <table:table-cell office:value-type="string">
            <text:p>français, langue française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y</text:p>
          </table:table-cell>
          <table:table-cell office:value-type="string">
            <text:p>fry</text:p>
          </table:table-cell>
          <table:table-cell office:value-type="string">
            <text:p>Western Frisian</text:p>
          </table:table-cell>
          <table:table-cell office:value-type="string">
            <text:p>Frysk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a</text:p>
          </table:table-cell>
          <table:table-cell office:value-type="string">
            <text:p>gle</text:p>
          </table:table-cell>
          <table:table-cell office:value-type="string">
            <text:p>Irish</text:p>
          </table:table-cell>
          <table:table-cell office:value-type="string">
            <text:p>Gaeilge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d</text:p>
          </table:table-cell>
          <table:table-cell office:value-type="string">
            <text:p>gla</text:p>
          </table:table-cell>
          <table:table-cell office:value-type="string">
            <text:p>Scottish Gaelic; Gaelic</text:p>
          </table:table-cell>
          <table:table-cell office:value-type="string">
            <text:p>Gàidhlig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l</text:p>
          </table:table-cell>
          <table:table-cell office:value-type="string">
            <text:p>glg</text:p>
          </table:table-cell>
          <table:table-cell office:value-type="string">
            <text:p>Galician</text:p>
          </table:table-cell>
          <table:table-cell office:value-type="string">
            <text:p>galeg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</text:p>
          </table:table-cell>
          <table:table-cell office:value-type="string">
            <text:p>grn</text:p>
          </table:table-cell>
          <table:table-cell office:value-type="string">
            <text:p>Guaraní</text:p>
          </table:table-cell>
          <table:table-cell office:value-type="string">
            <text:p>Avañe'ẽ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</text:p>
          </table:table-cell>
          <table:table-cell office:value-type="string">
            <text:p>guj</text:p>
          </table:table-cell>
          <table:table-cell office:value-type="string">
            <text:p>Gujarati</text:p>
          </table:table-cell>
          <table:table-cell office:value-type="string">
            <text:p>ગુજરાતી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v</text:p>
          </table:table-cell>
          <table:table-cell office:value-type="string">
            <text:p>glv</text:p>
          </table:table-cell>
          <table:table-cell office:value-type="string">
            <text:p>Manx</text:p>
          </table:table-cell>
          <table:table-cell office:value-type="string">
            <text:p>Gaelg, Gailck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office:value-type="string">
            <text:p>hau</text:p>
          </table:table-cell>
          <table:table-cell office:value-type="string">
            <text:p>Hausa</text:p>
          </table:table-cell>
          <table:table-cell office:value-type="string">
            <text:p>Hausa, هَوُسَ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 office:value-type="string">
            <text:p>heb</text:p>
          </table:table-cell>
          <table:table-cell office:value-type="string">
            <text:p>Hebrew (modern)</text:p>
          </table:table-cell>
          <table:table-cell office:value-type="string">
            <text:p>עברית 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i</text:p>
          </table:table-cell>
          <table:table-cell office:value-type="string">
            <text:p>hin</text:p>
          </table:table-cell>
          <table:table-cell office:value-type="string">
            <text:p>Hindi</text:p>
          </table:table-cell>
          <table:table-cell office:value-type="string">
            <text:p>हिन्दी, हिंदी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</text:p>
          </table:table-cell>
          <table:table-cell office:value-type="string">
            <text:p>hmo</text:p>
          </table:table-cell>
          <table:table-cell office:value-type="string">
            <text:p>Hiri Motu</text:p>
          </table:table-cell>
          <table:table-cell office:value-type="string">
            <text:p>Hiri Motu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r</text:p>
          </table:table-cell>
          <table:table-cell office:value-type="string">
            <text:p>hrv</text:p>
          </table:table-cell>
          <table:table-cell office:value-type="string">
            <text:p>Croatian</text:p>
          </table:table-cell>
          <table:table-cell office:value-type="string">
            <text:p>hrvatski jezik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</text:p>
          </table:table-cell>
          <table:table-cell office:value-type="string">
            <text:p>hat</text:p>
          </table:table-cell>
          <table:table-cell office:value-type="string">
            <text:p>Haitian; Haitian Creole</text:p>
          </table:table-cell>
          <table:table-cell office:value-type="string">
            <text:p>Kreyòl ayisyen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u</text:p>
          </table:table-cell>
          <table:table-cell office:value-type="string">
            <text:p>hun</text:p>
          </table:table-cell>
          <table:table-cell office:value-type="string">
            <text:p>Hungarian</text:p>
          </table:table-cell>
          <table:table-cell office:value-type="string">
            <text:p>magyar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y</text:p>
          </table:table-cell>
          <table:table-cell office:value-type="string">
            <text:p>hye</text:p>
          </table:table-cell>
          <table:table-cell office:value-type="string">
            <text:p>Armenian</text:p>
          </table:table-cell>
          <table:table-cell office:value-type="string">
            <text:p>Հայերեն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z</text:p>
          </table:table-cell>
          <table:table-cell office:value-type="string">
            <text:p>her</text:p>
          </table:table-cell>
          <table:table-cell office:value-type="string">
            <text:p>Herero</text:p>
          </table:table-cell>
          <table:table-cell office:value-type="string">
            <text:p>Otjiherer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a</text:p>
          </table:table-cell>
          <table:table-cell office:value-type="string">
            <text:p>ina</text:p>
          </table:table-cell>
          <table:table-cell office:value-type="string">
            <text:p>Interlingua</text:p>
          </table:table-cell>
          <table:table-cell office:value-type="string">
            <text:p>Interlingu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ind</text:p>
          </table:table-cell>
          <table:table-cell office:value-type="string">
            <text:p>Indonesian</text:p>
          </table:table-cell>
          <table:table-cell office:value-type="string">
            <text:p>Bahasa Indonesi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e</text:p>
          </table:table-cell>
          <table:table-cell office:value-type="string">
            <text:p>ile</text:p>
          </table:table-cell>
          <table:table-cell office:value-type="string">
            <text:p>Interlingue</text:p>
          </table:table-cell>
          <table:table-cell office:value-type="string">
            <text:p>Originally called Occidental; then Interlingu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g</text:p>
          </table:table-cell>
          <table:table-cell office:value-type="string">
            <text:p>ibo</text:p>
          </table:table-cell>
          <table:table-cell office:value-type="string">
            <text:p>Igbo</text:p>
          </table:table-cell>
          <table:table-cell office:value-type="string">
            <text:p>Asụsụ Igb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i</text:p>
          </table:table-cell>
          <table:table-cell office:value-type="string">
            <text:p>iii</text:p>
          </table:table-cell>
          <table:table-cell office:value-type="string">
            <text:p>Nuosu</text:p>
          </table:table-cell>
          <table:table-cell office:value-type="string">
            <text:p>Nuosuhxop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k</text:p>
          </table:table-cell>
          <table:table-cell office:value-type="string">
            <text:p>ipk</text:p>
          </table:table-cell>
          <table:table-cell office:value-type="string">
            <text:p>Inupiaq</text:p>
          </table:table-cell>
          <table:table-cell office:value-type="string">
            <text:p>Iñupiaq, Iñupiatun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o</text:p>
          </table:table-cell>
          <table:table-cell office:value-type="string">
            <text:p>ido</text:p>
          </table:table-cell>
          <table:table-cell office:value-type="string">
            <text:p>Ido</text:p>
          </table:table-cell>
          <table:table-cell office:value-type="string">
            <text:p>Id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</text:p>
          </table:table-cell>
          <table:table-cell office:value-type="string">
            <text:p>isl</text:p>
          </table:table-cell>
          <table:table-cell office:value-type="string">
            <text:p>Icelandic</text:p>
          </table:table-cell>
          <table:table-cell office:value-type="string">
            <text:p>Íslensk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 office:value-type="string">
            <text:p>ita</text:p>
          </table:table-cell>
          <table:table-cell office:value-type="string">
            <text:p>Italian</text:p>
          </table:table-cell>
          <table:table-cell office:value-type="string">
            <text:p>italian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u</text:p>
          </table:table-cell>
          <table:table-cell office:value-type="string">
            <text:p>iku</text:p>
          </table:table-cell>
          <table:table-cell office:value-type="string">
            <text:p>Inuktitut</text:p>
          </table:table-cell>
          <table:table-cell office:value-type="string">
            <text:p>ᐃᓄᒃᑎᑐᑦ 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office:value-type="string">
            <text:p>jpn</text:p>
          </table:table-cell>
          <table:table-cell office:value-type="string">
            <text:p>Japanese</text:p>
          </table:table-cell>
          <table:table-cell office:value-type="string">
            <text:p>日本語 (にほんご)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v</text:p>
          </table:table-cell>
          <table:table-cell office:value-type="string">
            <text:p>jav</text:p>
          </table:table-cell>
          <table:table-cell office:value-type="string">
            <text:p>Javanese</text:p>
          </table:table-cell>
          <table:table-cell office:value-type="string">
            <text:p>basa Jaw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a</text:p>
          </table:table-cell>
          <table:table-cell office:value-type="string">
            <text:p>kat</text:p>
          </table:table-cell>
          <table:table-cell office:value-type="string">
            <text:p>Georgian</text:p>
          </table:table-cell>
          <table:table-cell office:value-type="string">
            <text:p>ქართული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g</text:p>
          </table:table-cell>
          <table:table-cell office:value-type="string">
            <text:p>kon</text:p>
          </table:table-cell>
          <table:table-cell office:value-type="string">
            <text:p>Kongo</text:p>
          </table:table-cell>
          <table:table-cell office:value-type="string">
            <text:p>KiKong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</text:p>
          </table:table-cell>
          <table:table-cell office:value-type="string">
            <text:p>kik</text:p>
          </table:table-cell>
          <table:table-cell office:value-type="string">
            <text:p>Kikuyu, Gikuyu</text:p>
          </table:table-cell>
          <table:table-cell office:value-type="string">
            <text:p>,Gĩkũyũ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j</text:p>
          </table:table-cell>
          <table:table-cell office:value-type="string">
            <text:p>kua</text:p>
          </table:table-cell>
          <table:table-cell office:value-type="string">
            <text:p>Kwanyama, Kuanyama</text:p>
          </table:table-cell>
          <table:table-cell office:value-type="string">
            <text:p>,Kuanyam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k</text:p>
          </table:table-cell>
          <table:table-cell office:value-type="string">
            <text:p>kaz</text:p>
          </table:table-cell>
          <table:table-cell office:value-type="string">
            <text:p>Kazakh</text:p>
          </table:table-cell>
          <table:table-cell office:value-type="string">
            <text:p>қазақ тілі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l</text:p>
          </table:table-cell>
          <table:table-cell office:value-type="string">
            <text:p>kal</text:p>
          </table:table-cell>
          <table:table-cell office:value-type="string">
            <text:p>Kalaallisut, Greenlandic</text:p>
          </table:table-cell>
          <table:table-cell office:value-type="string">
            <text:p>,"kalaallisut, kalaallit oqaasii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m</text:p>
          </table:table-cell>
          <table:table-cell office:value-type="string">
            <text:p>khm</text:p>
          </table:table-cell>
          <table:table-cell office:value-type="string">
            <text:p>Khmer</text:p>
          </table:table-cell>
          <table:table-cell office:value-type="string">
            <text:p>ខ្មែរ, ខេមរភាសា, ភាសាខ្មែរ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n</text:p>
          </table:table-cell>
          <table:table-cell office:value-type="string">
            <text:p>kan</text:p>
          </table:table-cell>
          <table:table-cell office:value-type="string">
            <text:p>Kannada</text:p>
          </table:table-cell>
          <table:table-cell office:value-type="string">
            <text:p>ಕನ್ನಡ 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o</text:p>
          </table:table-cell>
          <table:table-cell office:value-type="string">
            <text:p>kor</text:p>
          </table:table-cell>
          <table:table-cell office:value-type="string">
            <text:p>Korean</text:p>
          </table:table-cell>
          <table:table-cell office:value-type="string">
            <text:p>한국어 (韓國語), 조선어 (朝鮮語)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r</text:p>
          </table:table-cell>
          <table:table-cell office:value-type="string">
            <text:p>kau</text:p>
          </table:table-cell>
          <table:table-cell office:value-type="string">
            <text:p>Kanuri</text:p>
          </table:table-cell>
          <table:table-cell office:value-type="string">
            <text:p>Kanuri 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s</text:p>
          </table:table-cell>
          <table:table-cell office:value-type="string">
            <text:p>kas</text:p>
          </table:table-cell>
          <table:table-cell office:value-type="string">
            <text:p>Kashmiri</text:p>
          </table:table-cell>
          <table:table-cell office:value-type="string">
            <text:p>कश्मीरी, كشميري‎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kur</text:p>
          </table:table-cell>
          <table:table-cell office:value-type="string">
            <text:p>Kurdish</text:p>
          </table:table-cell>
          <table:table-cell office:value-type="string">
            <text:p>Kurdî, كوردی‎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v</text:p>
          </table:table-cell>
          <table:table-cell office:value-type="string">
            <text:p>kom</text:p>
          </table:table-cell>
          <table:table-cell office:value-type="string">
            <text:p>Komi</text:p>
          </table:table-cell>
          <table:table-cell office:value-type="string">
            <text:p>коми кыв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w</text:p>
          </table:table-cell>
          <table:table-cell office:value-type="string">
            <text:p>cor</text:p>
          </table:table-cell>
          <table:table-cell office:value-type="string">
            <text:p>Cornish</text:p>
          </table:table-cell>
          <table:table-cell office:value-type="string">
            <text:p>Kernewek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y</text:p>
          </table:table-cell>
          <table:table-cell office:value-type="string">
            <text:p>kir</text:p>
          </table:table-cell>
          <table:table-cell office:value-type="string">
            <text:p>Kyrgyz</text:p>
          </table:table-cell>
          <table:table-cell office:value-type="string">
            <text:p>Кыргызча, Кыргыз тили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</text:p>
          </table:table-cell>
          <table:table-cell office:value-type="string">
            <text:p>lat</text:p>
          </table:table-cell>
          <table:table-cell office:value-type="string">
            <text:p>Latin</text:p>
          </table:table-cell>
          <table:table-cell office:value-type="string">
            <text:p>latine, lingua latina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b</text:p>
          </table:table-cell>
          <table:table-cell office:value-type="string">
            <text:p>ltz</text:p>
          </table:table-cell>
          <table:table-cell office:value-type="string">
            <text:p>Luxembourgish, Letzeburgesch</text:p>
          </table:table-cell>
          <table:table-cell office:value-type="string">
            <text:p>,Lëtzebuergesch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string">
            <text:p>lug</text:p>
          </table:table-cell>
          <table:table-cell office:value-type="string">
            <text:p>Ganda</text:p>
          </table:table-cell>
          <table:table-cell office:value-type="string">
            <text:p>Lugand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</text:p>
          </table:table-cell>
          <table:table-cell office:value-type="string">
            <text:p>lim</text:p>
          </table:table-cell>
          <table:table-cell office:value-type="string">
            <text:p>Limburgish, Limburgan, Limburger</text:p>
          </table:table-cell>
          <table:table-cell office:value-type="string">
            <text:p>,Limburgs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n</text:p>
          </table:table-cell>
          <table:table-cell office:value-type="string">
            <text:p>lin</text:p>
          </table:table-cell>
          <table:table-cell office:value-type="string">
            <text:p>Lingala</text:p>
          </table:table-cell>
          <table:table-cell office:value-type="string">
            <text:p>Lingál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</text:p>
          </table:table-cell>
          <table:table-cell office:value-type="string">
            <text:p>lao</text:p>
          </table:table-cell>
          <table:table-cell office:value-type="string">
            <text:p>Lao</text:p>
          </table:table-cell>
          <table:table-cell office:value-type="string">
            <text:p>ພາສາລາວ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t</text:p>
          </table:table-cell>
          <table:table-cell office:value-type="string">
            <text:p>lit</text:p>
          </table:table-cell>
          <table:table-cell office:value-type="string">
            <text:p>Lithuanian</text:p>
          </table:table-cell>
          <table:table-cell office:value-type="string">
            <text:p>lietuvių kalb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u</text:p>
          </table:table-cell>
          <table:table-cell office:value-type="string">
            <text:p>lub</text:p>
          </table:table-cell>
          <table:table-cell office:value-type="string">
            <text:p>Luba-Katanga</text:p>
          </table:table-cell>
          <table:table-cell office:value-type="string">
            <text:p>Tshilub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v</text:p>
          </table:table-cell>
          <table:table-cell office:value-type="string">
            <text:p>lav</text:p>
          </table:table-cell>
          <table:table-cell office:value-type="string">
            <text:p>Latvian</text:p>
          </table:table-cell>
          <table:table-cell office:value-type="string">
            <text:p>latviešu valod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g</text:p>
          </table:table-cell>
          <table:table-cell office:value-type="string">
            <text:p>mlg</text:p>
          </table:table-cell>
          <table:table-cell office:value-type="string">
            <text:p>Malagasy</text:p>
          </table:table-cell>
          <table:table-cell office:value-type="string">
            <text:p>fiteny malagasy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h</text:p>
          </table:table-cell>
          <table:table-cell office:value-type="string">
            <text:p>mah</text:p>
          </table:table-cell>
          <table:table-cell office:value-type="string">
            <text:p>Marshallese</text:p>
          </table:table-cell>
          <table:table-cell office:value-type="string">
            <text:p>Kajin M̧ajeļ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</text:p>
          </table:table-cell>
          <table:table-cell office:value-type="string">
            <text:p>mri</text:p>
          </table:table-cell>
          <table:table-cell office:value-type="string">
            <text:p>Māori</text:p>
          </table:table-cell>
          <table:table-cell office:value-type="string">
            <text:p>te reo Māori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k</text:p>
          </table:table-cell>
          <table:table-cell office:value-type="string">
            <text:p>mkd</text:p>
          </table:table-cell>
          <table:table-cell office:value-type="string">
            <text:p>Macedonian</text:p>
          </table:table-cell>
          <table:table-cell office:value-type="string">
            <text:p>македонски јазик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l</text:p>
          </table:table-cell>
          <table:table-cell office:value-type="string">
            <text:p>mal</text:p>
          </table:table-cell>
          <table:table-cell office:value-type="string">
            <text:p>Malayalam</text:p>
          </table:table-cell>
          <table:table-cell office:value-type="string">
            <text:p>മലയാളം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n</text:p>
          </table:table-cell>
          <table:table-cell office:value-type="string">
            <text:p>mon</text:p>
          </table:table-cell>
          <table:table-cell office:value-type="string">
            <text:p>Mongolian</text:p>
          </table:table-cell>
          <table:table-cell office:value-type="string">
            <text:p>монгол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r</text:p>
          </table:table-cell>
          <table:table-cell office:value-type="string">
            <text:p>mar</text:p>
          </table:table-cell>
          <table:table-cell office:value-type="string">
            <text:p>Marathi (Marāṭhī)</text:p>
          </table:table-cell>
          <table:table-cell office:value-type="string">
            <text:p>मराठी 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s</text:p>
          </table:table-cell>
          <table:table-cell office:value-type="string">
            <text:p>msa</text:p>
          </table:table-cell>
          <table:table-cell office:value-type="string">
            <text:p>Malay</text:p>
          </table:table-cell>
          <table:table-cell office:value-type="string">
            <text:p>bahasa Melayu, بهاس ملايو‎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t</text:p>
          </table:table-cell>
          <table:table-cell office:value-type="string">
            <text:p>mlt</text:p>
          </table:table-cell>
          <table:table-cell office:value-type="string">
            <text:p>Maltese</text:p>
          </table:table-cell>
          <table:table-cell office:value-type="string">
            <text:p>Malti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</text:p>
          </table:table-cell>
          <table:table-cell office:value-type="string">
            <text:p>mya</text:p>
          </table:table-cell>
          <table:table-cell office:value-type="string">
            <text:p>Burmese</text:p>
          </table:table-cell>
          <table:table-cell/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</text:p>
          </table:table-cell>
          <table:table-cell office:value-type="string">
            <text:p>nau</text:p>
          </table:table-cell>
          <table:table-cell office:value-type="string">
            <text:p>Nauru</text:p>
          </table:table-cell>
          <table:table-cell office:value-type="string">
            <text:p>Ekakairũ Naoer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b</text:p>
          </table:table-cell>
          <table:table-cell office:value-type="string">
            <text:p>nob</text:p>
          </table:table-cell>
          <table:table-cell office:value-type="string">
            <text:p>Norwegian Bokmål</text:p>
          </table:table-cell>
          <table:table-cell office:value-type="string">
            <text:p>Norsk bokmål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d</text:p>
          </table:table-cell>
          <table:table-cell office:value-type="string">
            <text:p>nde</text:p>
          </table:table-cell>
          <table:table-cell office:value-type="string">
            <text:p>North Ndebele</text:p>
          </table:table-cell>
          <table:table-cell office:value-type="string">
            <text:p>isiNdebele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</text:p>
          </table:table-cell>
          <table:table-cell office:value-type="string">
            <text:p>nep</text:p>
          </table:table-cell>
          <table:table-cell office:value-type="string">
            <text:p>Nepali</text:p>
          </table:table-cell>
          <table:table-cell office:value-type="string">
            <text:p>नेपाली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g</text:p>
          </table:table-cell>
          <table:table-cell office:value-type="string">
            <text:p>ndo</text:p>
          </table:table-cell>
          <table:table-cell office:value-type="string">
            <text:p>Ndonga</text:p>
          </table:table-cell>
          <table:table-cell office:value-type="string">
            <text:p>Owamb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l</text:p>
          </table:table-cell>
          <table:table-cell office:value-type="string">
            <text:p>nld</text:p>
          </table:table-cell>
          <table:table-cell office:value-type="string">
            <text:p>Dutch</text:p>
          </table:table-cell>
          <table:table-cell office:value-type="string">
            <text:p>Nederlands, Vlaams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n</text:p>
          </table:table-cell>
          <table:table-cell office:value-type="string">
            <text:p>nno</text:p>
          </table:table-cell>
          <table:table-cell office:value-type="string">
            <text:p>Norwegian Nynorsk</text:p>
          </table:table-cell>
          <table:table-cell office:value-type="string">
            <text:p>Norsk nynorsk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or</text:p>
          </table:table-cell>
          <table:table-cell office:value-type="string">
            <text:p>Norwegian</text:p>
          </table:table-cell>
          <table:table-cell office:value-type="string">
            <text:p>Norsk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r</text:p>
          </table:table-cell>
          <table:table-cell office:value-type="string">
            <text:p>nbl</text:p>
          </table:table-cell>
          <table:table-cell office:value-type="string">
            <text:p>South Ndebele</text:p>
          </table:table-cell>
          <table:table-cell office:value-type="string">
            <text:p>isiNdebele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v</text:p>
          </table:table-cell>
          <table:table-cell office:value-type="string">
            <text:p>nav</text:p>
          </table:table-cell>
          <table:table-cell office:value-type="string">
            <text:p>Navajo, Navaho</text:p>
          </table:table-cell>
          <table:table-cell office:value-type="string">
            <text:p>,"Diné bizaad, Dinékʼehǰí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y</text:p>
          </table:table-cell>
          <table:table-cell office:value-type="string">
            <text:p>nya</text:p>
          </table:table-cell>
          <table:table-cell office:value-type="string">
            <text:p>Chichewa; Chewa; Nyanja</text:p>
          </table:table-cell>
          <table:table-cell office:value-type="string">
            <text:p>chiCheŵa, chinyanja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c</text:p>
          </table:table-cell>
          <table:table-cell office:value-type="string">
            <text:p>oci</text:p>
          </table:table-cell>
          <table:table-cell office:value-type="string">
            <text:p>Occitan</text:p>
          </table:table-cell>
          <table:table-cell office:value-type="string">
            <text:p>occitan, lenga d'òc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j</text:p>
          </table:table-cell>
          <table:table-cell office:value-type="string">
            <text:p>oji</text:p>
          </table:table-cell>
          <table:table-cell office:value-type="string">
            <text:p>Ojibwe, Ojibwa</text:p>
          </table:table-cell>
          <table:table-cell office:value-type="string">
            <text:p>,ᐊᓂᔑᓈᐯᒧᐎᓐ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m</text:p>
          </table:table-cell>
          <table:table-cell office:value-type="string">
            <text:p>orm</text:p>
          </table:table-cell>
          <table:table-cell office:value-type="string">
            <text:p>Oromo</text:p>
          </table:table-cell>
          <table:table-cell office:value-type="string">
            <text:p>Afaan Oromo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</text:p>
          </table:table-cell>
          <table:table-cell office:value-type="string">
            <text:p>ori</text:p>
          </table:table-cell>
          <table:table-cell office:value-type="string">
            <text:p>Oriya</text:p>
          </table:table-cell>
          <table:table-cell/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</text:p>
          </table:table-cell>
          <table:table-cell office:value-type="string">
            <text:p>oss</text:p>
          </table:table-cell>
          <table:table-cell office:value-type="string">
            <text:p>Ossetian, Ossetic</text:p>
          </table:table-cell>
          <table:table-cell office:value-type="string">
            <text:p>,ирон æвзаг 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</text:p>
          </table:table-cell>
          <table:table-cell office:value-type="string">
            <text:p>pan</text:p>
          </table:table-cell>
          <table:table-cell office:value-type="string">
            <text:p>Panjabi, Punjabi</text:p>
          </table:table-cell>
          <table:table-cell office:value-type="string">
            <text:p>,"ਪੰਜਾਬੀ, پنجابی‎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</text:p>
          </table:table-cell>
          <table:table-cell office:value-type="string">
            <text:p>pli</text:p>
          </table:table-cell>
          <table:table-cell office:value-type="string">
            <text:p>Pāli</text:p>
          </table:table-cell>
          <table:table-cell office:value-type="string">
            <text:p>पाऴि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</text:p>
          </table:table-cell>
          <table:table-cell office:value-type="string">
            <text:p>pol</text:p>
          </table:table-cell>
          <table:table-cell office:value-type="string">
            <text:p>Polish</text:p>
          </table:table-cell>
          <table:table-cell office:value-type="string">
            <text:p>język polski, polszczyzna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s</text:p>
          </table:table-cell>
          <table:table-cell office:value-type="string">
            <text:p>pus</text:p>
          </table:table-cell>
          <table:table-cell office:value-type="string">
            <text:p>Pashto, Pushto</text:p>
          </table:table-cell>
          <table:table-cell office:value-type="string">
            <text:p>,پښتو 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t</text:p>
          </table:table-cell>
          <table:table-cell office:value-type="string">
            <text:p>por</text:p>
          </table:table-cell>
          <table:table-cell office:value-type="string">
            <text:p>Portuguese</text:p>
          </table:table-cell>
          <table:table-cell office:value-type="string">
            <text:p>português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</text:p>
          </table:table-cell>
          <table:table-cell office:value-type="string">
            <text:p>que</text:p>
          </table:table-cell>
          <table:table-cell office:value-type="string">
            <text:p>Quechua</text:p>
          </table:table-cell>
          <table:table-cell office:value-type="string">
            <text:p>Runa Simi, Kichwa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m</text:p>
          </table:table-cell>
          <table:table-cell office:value-type="string">
            <text:p>roh</text:p>
          </table:table-cell>
          <table:table-cell office:value-type="string">
            <text:p>Romansh</text:p>
          </table:table-cell>
          <table:table-cell office:value-type="string">
            <text:p>rumantsch grischun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n</text:p>
          </table:table-cell>
          <table:table-cell office:value-type="string">
            <text:p>run</text:p>
          </table:table-cell>
          <table:table-cell office:value-type="string">
            <text:p>Kirundi</text:p>
          </table:table-cell>
          <table:table-cell office:value-type="string">
            <text:p>Ikirundi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</text:p>
          </table:table-cell>
          <table:table-cell office:value-type="string">
            <text:p>ron</text:p>
          </table:table-cell>
          <table:table-cell office:value-type="string">
            <text:p>Romanian</text:p>
          </table:table-cell>
          <table:table-cell office:value-type="string">
            <text:p>limba română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</text:p>
          </table:table-cell>
          <table:table-cell office:value-type="string">
            <text:p>rus</text:p>
          </table:table-cell>
          <table:table-cell office:value-type="string">
            <text:p>Russian</text:p>
          </table:table-cell>
          <table:table-cell office:value-type="string">
            <text:p>русский язык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w</text:p>
          </table:table-cell>
          <table:table-cell office:value-type="string">
            <text:p>kin</text:p>
          </table:table-cell>
          <table:table-cell office:value-type="string">
            <text:p>Kinyarwanda</text:p>
          </table:table-cell>
          <table:table-cell office:value-type="string">
            <text:p>Ikinyarwand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</text:p>
          </table:table-cell>
          <table:table-cell office:value-type="string">
            <text:p>san</text:p>
          </table:table-cell>
          <table:table-cell office:value-type="string">
            <text:p>Sanskrit (Saṁskṛta)</text:p>
          </table:table-cell>
          <table:table-cell office:value-type="string">
            <text:p>संस्कृतम्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</text:p>
          </table:table-cell>
          <table:table-cell office:value-type="string">
            <text:p>srd</text:p>
          </table:table-cell>
          <table:table-cell office:value-type="string">
            <text:p>Sardinian</text:p>
          </table:table-cell>
          <table:table-cell office:value-type="string">
            <text:p>sardu 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d</text:p>
          </table:table-cell>
          <table:table-cell office:value-type="string">
            <text:p>snd</text:p>
          </table:table-cell>
          <table:table-cell office:value-type="string">
            <text:p>Sindhi</text:p>
          </table:table-cell>
          <table:table-cell office:value-type="string">
            <text:p>सिन्धी, سنڌي، سندھی‎</text:p>
          </table:table-cell>
          <table:table-cell office:value-type="string">
            <text:p>righ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</text:p>
          </table:table-cell>
          <table:table-cell office:value-type="string">
            <text:p>sme</text:p>
          </table:table-cell>
          <table:table-cell office:value-type="string">
            <text:p>Northern Sami</text:p>
          </table:table-cell>
          <table:table-cell office:value-type="string">
            <text:p>Davvisámegiell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g</text:p>
          </table:table-cell>
          <table:table-cell office:value-type="string">
            <text:p>sag</text:p>
          </table:table-cell>
          <table:table-cell office:value-type="string">
            <text:p>Sango</text:p>
          </table:table-cell>
          <table:table-cell office:value-type="string">
            <text:p>yângâ tî sängö 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</text:p>
          </table:table-cell>
          <table:table-cell office:value-type="string">
            <text:p>sin</text:p>
          </table:table-cell>
          <table:table-cell office:value-type="string">
            <text:p>Sinhala, Sinhalese</text:p>
          </table:table-cell>
          <table:table-cell office:value-type="string">
            <text:p>,සිංහල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k</text:p>
          </table:table-cell>
          <table:table-cell office:value-type="string">
            <text:p>slk</text:p>
          </table:table-cell>
          <table:table-cell office:value-type="string">
            <text:p>Slovak</text:p>
          </table:table-cell>
          <table:table-cell office:value-type="string">
            <text:p>slovenčina, slovenský jazyk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</text:p>
          </table:table-cell>
          <table:table-cell office:value-type="string">
            <text:p>slv</text:p>
          </table:table-cell>
          <table:table-cell office:value-type="string">
            <text:p>Slovene</text:p>
          </table:table-cell>
          <table:table-cell office:value-type="string">
            <text:p>slovenski jezik, slovenščina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string">
            <text:p>smo</text:p>
          </table:table-cell>
          <table:table-cell office:value-type="string">
            <text:p>Samoan</text:p>
          </table:table-cell>
          <table:table-cell office:value-type="string">
            <text:p>gagana fa'a Samo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n</text:p>
          </table:table-cell>
          <table:table-cell office:value-type="string">
            <text:p>sna</text:p>
          </table:table-cell>
          <table:table-cell office:value-type="string">
            <text:p>Shona</text:p>
          </table:table-cell>
          <table:table-cell office:value-type="string">
            <text:p>chiShon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</text:p>
          </table:table-cell>
          <table:table-cell office:value-type="string">
            <text:p>som</text:p>
          </table:table-cell>
          <table:table-cell office:value-type="string">
            <text:p>Somali</text:p>
          </table:table-cell>
          <table:table-cell office:value-type="string">
            <text:p>Soomaaliga, af Soomaali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</text:p>
          </table:table-cell>
          <table:table-cell office:value-type="string">
            <text:p>sqi</text:p>
          </table:table-cell>
          <table:table-cell office:value-type="string">
            <text:p>Albanian</text:p>
          </table:table-cell>
          <table:table-cell office:value-type="string">
            <text:p>gjuha shqipe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</text:p>
          </table:table-cell>
          <table:table-cell office:value-type="string">
            <text:p>srp</text:p>
          </table:table-cell>
          <table:table-cell office:value-type="string">
            <text:p>Serbian</text:p>
          </table:table-cell>
          <table:table-cell office:value-type="string">
            <text:p>српски језик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s</text:p>
          </table:table-cell>
          <table:table-cell office:value-type="string">
            <text:p>ssw</text:p>
          </table:table-cell>
          <table:table-cell office:value-type="string">
            <text:p>Swati</text:p>
          </table:table-cell>
          <table:table-cell office:value-type="string">
            <text:p>SiSwati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</text:p>
          </table:table-cell>
          <table:table-cell office:value-type="string">
            <text:p>sot</text:p>
          </table:table-cell>
          <table:table-cell office:value-type="string">
            <text:p>Southern Sotho</text:p>
          </table:table-cell>
          <table:table-cell office:value-type="string">
            <text:p>Sesotho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</text:p>
          </table:table-cell>
          <table:table-cell office:value-type="string">
            <text:p>sun</text:p>
          </table:table-cell>
          <table:table-cell office:value-type="string">
            <text:p>Sundanese</text:p>
          </table:table-cell>
          <table:table-cell office:value-type="string">
            <text:p>Basa Sund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v</text:p>
          </table:table-cell>
          <table:table-cell office:value-type="string">
            <text:p>swe</text:p>
          </table:table-cell>
          <table:table-cell office:value-type="string">
            <text:p>Swedish</text:p>
          </table:table-cell>
          <table:table-cell office:value-type="string">
            <text:p>Svensk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</text:p>
          </table:table-cell>
          <table:table-cell office:value-type="string">
            <text:p>swa</text:p>
          </table:table-cell>
          <table:table-cell office:value-type="string">
            <text:p>Swahili</text:p>
          </table:table-cell>
          <table:table-cell office:value-type="string">
            <text:p>Kiswahili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</text:p>
          </table:table-cell>
          <table:table-cell office:value-type="string">
            <text:p>tam</text:p>
          </table:table-cell>
          <table:table-cell office:value-type="string">
            <text:p>Tamil</text:p>
          </table:table-cell>
          <table:table-cell office:value-type="string">
            <text:p>தமிழ்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</text:p>
          </table:table-cell>
          <table:table-cell office:value-type="string">
            <text:p>tel</text:p>
          </table:table-cell>
          <table:table-cell office:value-type="string">
            <text:p>Telugu</text:p>
          </table:table-cell>
          <table:table-cell office:value-type="string">
            <text:p>తెలుగు 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g</text:p>
          </table:table-cell>
          <table:table-cell office:value-type="string">
            <text:p>tgk</text:p>
          </table:table-cell>
          <table:table-cell office:value-type="string">
            <text:p>Tajik</text:p>
          </table:table-cell>
          <table:table-cell office:value-type="string">
            <text:p>тоҷикӣ, toğikī, تاجیکی‎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</text:p>
          </table:table-cell>
          <table:table-cell office:value-type="string">
            <text:p>tha</text:p>
          </table:table-cell>
          <table:table-cell office:value-type="string">
            <text:p>Thai</text:p>
          </table:table-cell>
          <table:table-cell office:value-type="string">
            <text:p>ไทย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</text:p>
          </table:table-cell>
          <table:table-cell office:value-type="string">
            <text:p>tir</text:p>
          </table:table-cell>
          <table:table-cell office:value-type="string">
            <text:p>Tigrinya</text:p>
          </table:table-cell>
          <table:table-cell office:value-type="string">
            <text:p>ትግርኛ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k</text:p>
          </table:table-cell>
          <table:table-cell office:value-type="string">
            <text:p>tuk</text:p>
          </table:table-cell>
          <table:table-cell office:value-type="string">
            <text:p>Turkmen</text:p>
          </table:table-cell>
          <table:table-cell office:value-type="string">
            <text:p>Türkmen, Түркмен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l</text:p>
          </table:table-cell>
          <table:table-cell office:value-type="string">
            <text:p>tgl</text:p>
          </table:table-cell>
          <table:table-cell office:value-type="string">
            <text:p>Tagalog</text:p>
          </table:table-cell>
          <table:table-cell office:value-type="string">
            <text:p>Wikang Tagalog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n</text:p>
          </table:table-cell>
          <table:table-cell office:value-type="string">
            <text:p>tsn</text:p>
          </table:table-cell>
          <table:table-cell office:value-type="string">
            <text:p>Tswana</text:p>
          </table:table-cell>
          <table:table-cell office:value-type="string">
            <text:p>Setswan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</text:p>
          </table:table-cell>
          <table:table-cell office:value-type="string">
            <text:p>ton</text:p>
          </table:table-cell>
          <table:table-cell office:value-type="string">
            <text:p>Tonga (Tonga Islands)</text:p>
          </table:table-cell>
          <table:table-cell office:value-type="string">
            <text:p>faka Tong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</text:p>
          </table:table-cell>
          <table:table-cell office:value-type="string">
            <text:p>tur</text:p>
          </table:table-cell>
          <table:table-cell office:value-type="string">
            <text:p>Turkish</text:p>
          </table:table-cell>
          <table:table-cell office:value-type="string">
            <text:p>Türkçe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s</text:p>
          </table:table-cell>
          <table:table-cell office:value-type="string">
            <text:p>tso</text:p>
          </table:table-cell>
          <table:table-cell office:value-type="string">
            <text:p>Tsonga</text:p>
          </table:table-cell>
          <table:table-cell office:value-type="string">
            <text:p>Xitsong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t</text:p>
          </table:table-cell>
          <table:table-cell office:value-type="string">
            <text:p>tat</text:p>
          </table:table-cell>
          <table:table-cell office:value-type="string">
            <text:p>Tatar</text:p>
          </table:table-cell>
          <table:table-cell office:value-type="string">
            <text:p>татар теле, tatar tele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</text:p>
          </table:table-cell>
          <table:table-cell office:value-type="string">
            <text:p>twi</text:p>
          </table:table-cell>
          <table:table-cell office:value-type="string">
            <text:p>Twi</text:p>
          </table:table-cell>
          <table:table-cell office:value-type="string">
            <text:p>Twi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y</text:p>
          </table:table-cell>
          <table:table-cell office:value-type="string">
            <text:p>tah</text:p>
          </table:table-cell>
          <table:table-cell office:value-type="string">
            <text:p>Tahitian</text:p>
          </table:table-cell>
          <table:table-cell office:value-type="string">
            <text:p>Reo Tahiti </text:p>
          </table:table-cell>
          <table:table-cell office:value-type="string">
            <text:p>lef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g</text:p>
          </table:table-cell>
          <table:table-cell office:value-type="string">
            <text:p>uig</text:p>
          </table:table-cell>
          <table:table-cell office:value-type="string">
            <text:p>Uyghur, Uighur</text:p>
          </table:table-cell>
          <table:table-cell office:value-type="string">
            <text:p>Uyƣurqə, ئۇيغۇرچە‎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k</text:p>
          </table:table-cell>
          <table:table-cell office:value-type="string">
            <text:p>ukr</text:p>
          </table:table-cell>
          <table:table-cell office:value-type="string">
            <text:p>Ukrainian</text:p>
          </table:table-cell>
          <table:table-cell office:value-type="string">
            <text:p>українська мова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r</text:p>
          </table:table-cell>
          <table:table-cell office:value-type="string">
            <text:p>urd</text:p>
          </table:table-cell>
          <table:table-cell office:value-type="string">
            <text:p>Urdu</text:p>
          </table:table-cell>
          <table:table-cell office:value-type="string">
            <text:p>Urdu</text:p>
          </table:table-cell>
          <table:table-cell office:value-type="string">
            <text:p>righ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uz</text:p>
          </table:table-cell>
          <table:table-cell office:value-type="string">
            <text:p>uzb</text:p>
          </table:table-cell>
          <table:table-cell office:value-type="string">
            <text:p>Uzbek</text:p>
          </table:table-cell>
          <table:table-cell office:value-type="string">
            <text:p>O‘zbek, Ўзбек, أۇزبېك‎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</text:p>
          </table:table-cell>
          <table:table-cell office:value-type="string">
            <text:p>ven</text:p>
          </table:table-cell>
          <table:table-cell office:value-type="string">
            <text:p>Venda</text:p>
          </table:table-cell>
          <table:table-cell office:value-type="string">
            <text:p>Tshivenḓ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</text:p>
          </table:table-cell>
          <table:table-cell office:value-type="string">
            <text:p>vie</text:p>
          </table:table-cell>
          <table:table-cell office:value-type="string">
            <text:p>Vietnamese</text:p>
          </table:table-cell>
          <table:table-cell office:value-type="string">
            <text:p>Tiếng Việt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</text:p>
          </table:table-cell>
          <table:table-cell office:value-type="string">
            <text:p>vol</text:p>
          </table:table-cell>
          <table:table-cell office:value-type="string">
            <text:p>Volapük</text:p>
          </table:table-cell>
          <table:table-cell office:value-type="string">
            <text:p>Volapük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a</text:p>
          </table:table-cell>
          <table:table-cell office:value-type="string">
            <text:p>wln</text:p>
          </table:table-cell>
          <table:table-cell office:value-type="string">
            <text:p>Walloon</text:p>
          </table:table-cell>
          <table:table-cell office:value-type="string">
            <text:p>walon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</text:p>
          </table:table-cell>
          <table:table-cell office:value-type="string">
            <text:p>wol</text:p>
          </table:table-cell>
          <table:table-cell office:value-type="string">
            <text:p>Wolof</text:p>
          </table:table-cell>
          <table:table-cell office:value-type="string">
            <text:p>Wollof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h</text:p>
          </table:table-cell>
          <table:table-cell office:value-type="string">
            <text:p>xho</text:p>
          </table:table-cell>
          <table:table-cell office:value-type="string">
            <text:p>Xhosa</text:p>
          </table:table-cell>
          <table:table-cell office:value-type="string">
            <text:p>isiXhosa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i</text:p>
          </table:table-cell>
          <table:table-cell office:value-type="string">
            <text:p>yid</text:p>
          </table:table-cell>
          <table:table-cell office:value-type="string">
            <text:p>Yiddish</text:p>
          </table:table-cell>
          <table:table-cell office:value-type="string">
            <text:p>ייִדיש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</text:p>
          </table:table-cell>
          <table:table-cell office:value-type="string">
            <text:p>yor</text:p>
          </table:table-cell>
          <table:table-cell office:value-type="string">
            <text:p>Yoruba</text:p>
          </table:table-cell>
          <table:table-cell office:value-type="string">
            <text:p>Yorùbá 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a</text:p>
          </table:table-cell>
          <table:table-cell office:value-type="string">
            <text:p>zha</text:p>
          </table:table-cell>
          <table:table-cell office:value-type="string">
            <text:p>Zhuang, Chuang</text:p>
          </table:table-cell>
          <table:table-cell office:value-type="string">
            <text:p>,"Saɯ cueŋƅ, Saw cuengh</text:p>
          </table:table-cell>
          <table:table-cell office:value-type="string">
            <text:p>left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zh</text:p>
          </table:table-cell>
          <table:table-cell office:value-type="string">
            <text:p>zho</text:p>
          </table:table-cell>
          <table:table-cell office:value-type="string">
            <text:p>Chinese</text:p>
          </table:table-cell>
          <table:table-cell office:value-type="string">
            <text:p>中文 (Zhōngwén), 汉语, 漢語</text:p>
          </table:table-cell>
          <table:table-cell office:value-type="string">
            <text:p>le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zu</text:p>
          </table:table-cell>
          <table:table-cell office:value-type="string">
            <text:p>zul</text:p>
          </table:table-cell>
          <table:table-cell office:value-type="string">
            <text:p>Zulu</text:p>
          </table:table-cell>
          <table:table-cell office:value-type="string">
            <text:p>isiZulu </text:p>
          </table:table-cell>
          <table:table-cell office:value-type="string">
            <text:p>left</text:p>
          </table:table-cell>
        </table:table-row>
        <table:table-row table:style-name="ro4" table:number-rows-repeated="1048389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hpMyAdmin 3.4.10.1deb1</meta:initial-creator>
    <meta:creation-date>2017-01-03T13:32:14</meta:creation-date>
    <dc:date>2017-01-03T13:33:57</dc:date>
    <dc:creator>Keyvan SAADATJOO</dc:creator>
    <meta:editing-duration>PT23S</meta:editing-duration>
    <meta:editing-cycles>2</meta:editing-cycles>
    <meta:document-statistic meta:table-count="1" meta:cell-count="1114" meta:object-count="0"/>
  </office:meta>
</office:document-meta>
</file>